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Verdana, Arial, sans-serif"/>
    <style:font-face style:name="Lantinghei SC" svg:font-family="'Lantinghei SC', 'Open Sans', Arial, 'Hiragino Sans GB', 'Microsoft YaHei', STHeiti, 'WenQuanYi Micro Hei', SimSun, sans-serif"/>
    <style:font-face style:name="Menlo" svg:font-family="Menlo, Monaco, Consolas, 'Courier New', monospace"/>
    <style:font-face style:name="Microsoft YaHei" svg:font-family="'Microsoft YaHei', 'SF Pro Display', Roboto, Noto, Arial, 'PingFang SC', sans-serif"/>
    <style:font-face style:name="PingFang SC" svg:font-family="'PingFang SC', 'Hiragino Sans GB', 'Microsoft YaHei', 'WenQuanYi Micro Hei', 'Helvetica Neue', Arial, sans-serif"/>
    <style:font-face style:name="Ubuntu" svg:font-family="Ubuntu, sans-serif"/>
    <style:font-face style:name="apple-system" svg:font-family="apple-system, 'SF UI Text', Arial, 'PingFang SC', 'Hiragino Sans GB', 'Microsoft YaHei', 'WenQuanYi Micro Hei',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ry_KacstQurn" svg:font-family="mry_KacstQurn"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7.1000003814697pt" style:font-size-asian="15pt" style:font-size-complex="17.1000003814697pt"/>
    </style:style>
    <style:style style:name="P2" style:family="paragraph" style:parent-style-name="Standard">
      <style:text-properties fo:font-size="14pt" style:font-size-asian="14pt" style:font-size-complex="14pt"/>
    </style:style>
    <style:style style:name="P3" style:family="paragraph" style:parent-style-name="Text_20_body">
      <style:text-properties fo:font-variant="normal" fo:text-transform="none" fo:color="#ff0000" fo:font-size="14pt" fo:letter-spacing="normal" style:font-size-asian="14pt" style:font-size-complex="14pt"/>
    </style:style>
    <style:style style:name="P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fo:font-size="14pt" fo:letter-spacing="normal" style:font-size-asian="14pt" style:font-size-complex="14pt"/>
    </style:style>
    <style:style style:name="P5" style:family="paragraph" style:parent-style-name="Preformatted_20_Text">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fo:font-size="14pt" fo:letter-spacing="normal" officeooo:rsid="00216cba" officeooo:paragraph-rsid="00216cba" style:font-size-asian="14pt" style:font-size-complex="14pt"/>
    </style:style>
    <style:style style:name="P6" style:family="paragraph" style:parent-style-name="Preformatted_20_Text">
      <loext:graphic-properties draw:fill="solid" draw:fill-color="#282c34" draw:opacity="100%"/>
      <style:paragraph-properties fo:margin-top="0cm" fo:margin-bottom="0.529cm" loext:contextual-spacing="false" fo:line-height="142%" fo:orphans="2" fo:widows="2" fo:background-color="#282c34" fo:padding="0.397cm" fo:border="0.06pt solid #cccccc"/>
    </style:style>
    <style:style style:name="P7" style:family="paragraph" style:parent-style-name="Preformatted_20_Text">
      <loext:graphic-properties draw:fill="solid" draw:fill-color="#282c34" draw:opacity="100%"/>
      <style:paragraph-properties fo:margin-top="0cm" fo:margin-bottom="0.529cm" loext:contextual-spacing="false" fo:line-height="142%" fo:orphans="2" fo:widows="2" fo:background-color="#282c34" fo:padding="0.397cm" fo:border="0.06pt solid #cccccc"/>
      <style:text-properties officeooo:rsid="00216cba" officeooo:paragraph-rsid="00216cba"/>
    </style:style>
    <style:style style:name="P8" style:family="paragraph" style:parent-style-name="Standard">
      <style:text-properties fo:font-size="14pt" style:font-size-asian="14pt" style:font-size-complex="14pt"/>
    </style:style>
    <style:style style:name="P9" style:family="paragraph" style:parent-style-name="Standard">
      <style:text-properties fo:font-variant="normal" fo:text-transform="none" fo:color="#4d4d4d" fo:font-size="14pt" fo:letter-spacing="normal" style:font-size-asian="14pt" style:font-size-complex="14pt"/>
    </style:style>
    <style:style style:name="P10" style:family="paragraph" style:parent-style-name="Standard">
      <style:text-properties fo:font-variant="normal" fo:text-transform="none" fo:color="#4d4d4d" fo:font-size="14pt" fo:letter-spacing="normal" officeooo:rsid="002614df" officeooo:paragraph-rsid="002614df" style:font-size-asian="14pt" style:font-size-complex="14pt"/>
    </style:style>
    <style:style style:name="P11" style:family="paragraph" style:parent-style-name="Standard">
      <style:text-properties fo:font-variant="normal" fo:text-transform="none" fo:color="#4d4d4d" fo:font-size="14pt" fo:letter-spacing="normal" officeooo:rsid="002614df" officeooo:paragraph-rsid="002a2ac7" style:font-size-asian="14pt" style:font-size-complex="14pt"/>
    </style:style>
    <style:style style:name="P12" style:family="paragraph" style:parent-style-name="Standard">
      <style:text-properties fo:font-variant="normal" fo:text-transform="none" fo:color="#4d4d4d" fo:font-size="14pt" fo:letter-spacing="normal" officeooo:rsid="002614df" officeooo:paragraph-rsid="002d3953" style:font-size-asian="14pt" style:font-size-complex="14pt"/>
    </style:style>
    <style:style style:name="P13" style:family="paragraph" style:parent-style-name="Standard">
      <style:text-properties fo:font-variant="normal" fo:text-transform="none" fo:color="#4d4d4d" fo:font-size="14pt" fo:letter-spacing="normal" officeooo:rsid="002ff142" officeooo:paragraph-rsid="002ff142" style:font-size-asian="14pt" style:font-size-complex="14pt"/>
    </style:style>
    <style:style style:name="P14" style:family="paragraph" style:parent-style-name="Standard">
      <style:text-properties fo:font-variant="normal" fo:text-transform="none" fo:color="#4d4d4d" fo:letter-spacing="normal" officeooo:paragraph-rsid="002a2ac7"/>
    </style:style>
    <style:style style:name="P15" style:family="paragraph" style:parent-style-name="Standard">
      <style:text-properties fo:font-variant="normal" fo:text-transform="none" fo:color="#4d4d4d" fo:letter-spacing="normal" officeooo:paragraph-rsid="002ff142" style:font-size-asian="14pt"/>
    </style:style>
    <style:style style:name="P16" style:family="paragraph" style:parent-style-name="Standard">
      <style:text-properties fo:font-variant="normal" fo:text-transform="none" fo:color="#4d4d4d" fo:font-size="12pt" fo:letter-spacing="normal" officeooo:rsid="002614df" officeooo:paragraph-rsid="002d3953" style:font-size-asian="12pt" style:font-size-complex="12pt"/>
    </style:style>
    <style:style style:name="P17" style:family="paragraph" style:parent-style-name="Standard">
      <style:paragraph-properties fo:margin-left="0cm" fo:margin-right="0cm" fo:orphans="2" fo:widows="2" fo:text-indent="0cm" style:auto-text-indent="false"/>
      <style:text-properties fo:font-variant="normal" fo:text-transform="none" fo:color="#2f2f2f" fo:letter-spacing="normal"/>
    </style:style>
    <style:style style:name="P18"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fo:font-size="14pt" fo:letter-spacing="normal" officeooo:rsid="00216cba" officeooo:paragraph-rsid="00216cba" style:font-size-asian="14pt" style:font-size-complex="14pt"/>
    </style:style>
    <style:style style:name="P19"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fo:font-size="14pt" fo:letter-spacing="normal" officeooo:rsid="00216cba" officeooo:paragraph-rsid="00237335" style:font-size-asian="14pt" style:font-size-complex="14pt"/>
    </style:style>
    <style:style style:name="P20"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variant="normal" fo:text-transform="none" fo:color="#3c3c3c" style:font-name="Ubuntu" fo:font-size="12.75pt" fo:letter-spacing="normal" fo:font-style="normal" fo:font-weight="normal" style:font-size-asian="14pt" style:font-size-complex="14pt"/>
    </style:style>
    <style:style style:name="P21" style:family="paragraph" style:parent-style-name="Standard">
      <style:paragraph-properties fo:margin-left="0cm" fo:margin-right="0cm" fo:margin-top="0cm" fo:margin-bottom="0cm" loext:contextual-spacing="false" fo:orphans="2" fo:widows="2" fo:text-indent="0cm" style:auto-text-indent="false" fo:padding="0cm" fo:border="none"/>
      <style:text-properties officeooo:paragraph-rsid="00237335"/>
    </style:style>
    <style:style style:name="P2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fo:font-size="14pt" fo:letter-spacing="normal" style:font-name-asian="Microsoft YaHei" style:font-size-asian="14pt" style:font-style-asian="normal" style:font-weight-asian="normal" style:font-size-complex="14pt"/>
    </style:style>
    <style:style style:name="P2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fo:font-size="14pt" fo:letter-spacing="normal" style:font-size-asian="14pt" style:font-size-complex="14pt"/>
    </style:style>
    <style:style style:name="P2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fo:font-size="14pt" fo:letter-spacing="normal" officeooo:rsid="00216cba" officeooo:paragraph-rsid="00216cba" style:font-size-asian="14pt" style:font-size-complex="14pt"/>
    </style:style>
    <style:style style:name="P2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ff0000" fo:font-size="14pt" fo:letter-spacing="normal" style:font-name-asian="Microsoft YaHei" style:font-size-asian="14pt" style:font-style-asian="normal" style:font-weight-asian="normal" style:font-size-complex="14pt"/>
    </style:style>
    <style:style style:name="P2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776d54" fo:font-size="14pt" fo:letter-spacing="normal" style:font-size-asian="14pt" style:font-size-complex="14pt"/>
    </style:style>
    <style:style style:name="P2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c3c3c" style:font-name="Ubuntu" fo:font-size="12.75pt" fo:letter-spacing="normal" fo:font-style="normal" fo:font-weight="normal" style:font-size-asian="14pt" style:font-size-complex="14pt"/>
    </style:style>
    <style:style style:name="P28" style:family="paragraph" style:parent-style-name="Text_20_body">
      <style:paragraph-properties fo:margin-left="0cm" fo:margin-right="0cm" fo:margin-top="0cm" fo:margin-bottom="0cm" loext:contextual-spacing="false" fo:orphans="2" fo:widows="2" fo:text-indent="0cm" style:auto-text-indent="false" fo:padding-left="0cm" fo:padding-right="0cm" fo:padding-top="0cm" fo:padding-bottom="0.074cm" fo:border-left="none" fo:border-right="none" fo:border-top="none" fo:border-bottom="0.06pt solid #000000" style:join-border="false"/>
      <style:text-properties fo:font-variant="normal" fo:text-transform="none" fo:color="#333333" fo:font-size="14pt" fo:letter-spacing="normal" style:font-size-asian="14pt" style:font-size-complex="14pt"/>
    </style:style>
    <style:style style:name="P29" style:family="paragraph" style:parent-style-name="Text_20_body">
      <style:paragraph-properties fo:margin-left="0cm" fo:margin-right="0cm" fo:margin-top="0cm" fo:margin-bottom="0cm" loext:contextual-spacing="false" fo:orphans="2" fo:widows="2" fo:text-indent="0cm" style:auto-text-indent="false" fo:padding-left="0cm" fo:padding-right="0cm" fo:padding-top="0cm" fo:padding-bottom="0.074cm" fo:border-left="none" fo:border-right="none" fo:border-top="none" fo:border-bottom="0.06pt solid #000000" style:join-border="false"/>
      <style:text-properties fo:font-variant="normal" fo:text-transform="none" fo:color="#776d54" fo:font-size="14pt" fo:letter-spacing="normal" style:font-size-asian="14pt" style:font-size-complex="14pt"/>
    </style:style>
    <style:style style:name="P30" style:family="paragraph" style:parent-style-name="Text_20_body">
      <style:paragraph-properties fo:margin-left="0cm" fo:margin-right="0cm" fo:margin-top="0cm" fo:margin-bottom="0cm" loext:contextual-spacing="false" fo:orphans="2" fo:widows="2" fo:text-indent="0cm" style:auto-text-indent="false" fo:padding-left="0cm" fo:padding-right="0cm" fo:padding-top="0cm" fo:padding-bottom="0.074cm" fo:border-left="none" fo:border-right="none" fo:border-top="none" fo:border-bottom="0.06pt solid #000000" style:join-border="false"/>
      <style:text-properties fo:font-variant="normal" fo:text-transform="none" fo:color="#776d54" fo:font-size="14pt" fo:letter-spacing="normal" officeooo:paragraph-rsid="00216cba" style:font-size-asian="14pt" style:font-size-complex="14pt"/>
    </style:style>
    <style:style style:name="P3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776d54" fo:letter-spacing="normal"/>
    </style:style>
    <style:style style:name="P3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776d54" fo:letter-spacing="normal" officeooo:paragraph-rsid="00216cba"/>
    </style:style>
    <style:style style:name="P33" style:family="paragraph" style:parent-style-name="Text_20_body">
      <style:text-properties fo:font-variant="normal" fo:text-transform="none" fo:color="#4d4d4d" fo:font-size="14pt" fo:letter-spacing="normal" style:font-size-asian="14pt" style:font-size-complex="14pt" loext:padding="0cm" loext:border="none"/>
    </style:style>
    <style:style style:name="P34" style:family="paragraph" style:parent-style-name="Text_20_body">
      <style:text-properties fo:font-variant="normal" fo:text-transform="none" fo:color="#4d4d4d" fo:font-size="14pt" fo:letter-spacing="normal" officeooo:rsid="002614df" officeooo:paragraph-rsid="002614df" style:font-size-asian="14pt" style:font-size-complex="14pt" loext:padding="0cm" loext:border="none"/>
    </style:style>
    <style:style style:name="P35" style:family="paragraph" style:parent-style-name="Quotations">
      <loext:graphic-properties draw:fill="solid" draw:fill-color="#f4f5f6" draw:opacity="100%"/>
      <style:paragraph-properties fo:margin-left="1.265cm" fo:margin-right="1cm" fo:margin-top="0cm" fo:margin-bottom="0cm" loext:contextual-spacing="false" fo:text-align="start" style:justify-single-word="false" fo:orphans="2" fo:widows="2" fo:text-indent="0cm" style:auto-text-indent="false" fo:background-color="#f4f5f6" fo:padding="0cm" fo:border="none"/>
      <style:text-properties fo:font-variant="normal" fo:text-transform="none" fo:letter-spacing="normal"/>
    </style:style>
    <style:style style:name="T1" style:family="text">
      <style:text-properties fo:font-variant="normal" fo:text-transform="none" style:font-name="Microsoft YaHei" fo:letter-spacing="normal" fo:font-style="normal" fo:font-weight="bold"/>
    </style:style>
    <style:style style:name="T2" style:family="text">
      <style:text-properties fo:font-variant="normal" fo:text-transform="none" fo:letter-spacing="normal" style:font-name-asian="Microsoft YaHei" style:font-style-asian="normal" style:font-weight-asian="bold"/>
    </style:style>
    <style:style style:name="T3" style:family="text">
      <style:text-properties fo:font-variant="normal" fo:text-transform="none" fo:color="#333333" fo:letter-spacing="normal" style:font-name-asian="Microsoft YaHei" style:font-size-asian="18pt" style:font-style-asian="normal" style:font-weight-asian="normal"/>
    </style:style>
    <style:style style:name="T4" style:family="text">
      <style:text-properties fo:font-variant="normal" fo:text-transform="none" fo:color="#333333" fo:letter-spacing="normal" style:font-name-asian="Microsoft YaHei" style:font-style-asian="normal" style:font-weight-asian="normal"/>
    </style:style>
    <style:style style:name="T5" style:family="text">
      <style:text-properties fo:font-variant="normal" fo:text-transform="none" fo:color="#333333" style:font-name="Microsoft YaHei" fo:font-size="18pt" fo:letter-spacing="normal" fo:font-style="normal" fo:font-weight="normal" style:font-name-asian="Microsoft YaHei" style:font-style-asian="normal" style:font-weight-asian="normal"/>
    </style:style>
    <style:style style:name="T6" style:family="text">
      <style:text-properties fo:font-variant="normal" fo:text-transform="none" fo:color="#333333" style:font-name="Microsoft YaHei" fo:font-size="18pt" fo:letter-spacing="normal" fo:font-style="normal" fo:font-weight="bold" style:font-name-asian="Microsoft YaHei" style:font-style-asian="normal" style:font-weight-asian="normal"/>
    </style:style>
    <style:style style:name="T7" style:family="text">
      <style:text-properties fo:font-variant="normal" fo:text-transform="none" fo:color="#333333" style:font-name="Microsoft YaHei" fo:font-size="18pt" fo:letter-spacing="normal" fo:font-style="normal" fo:font-weight="bold" style:font-name-asian="Microsoft YaHei" style:font-size-asian="12pt" style:font-style-asian="normal" style:font-weight-asian="normal"/>
    </style:style>
    <style:style style:name="T8" style:family="text">
      <style:text-properties fo:font-variant="normal" fo:text-transform="none" fo:color="#333333" style:font-name="Microsoft YaHei" fo:letter-spacing="normal" fo:font-style="normal" fo:font-weight="normal"/>
    </style:style>
    <style:style style:name="T9" style:family="text">
      <style:text-properties fo:font-variant="normal" fo:text-transform="none" fo:color="#929292" style:font-name="Menlo" fo:font-size="9.75pt" fo:letter-spacing="normal" fo:font-style="normal" fo:font-weight="normal" fo:background-color="transparent" loext:char-shading-value="0" loext:padding="0cm" loext:border="none"/>
    </style:style>
    <style:style style:name="T10" style:family="text">
      <style:text-properties fo:font-variant="normal" fo:text-transform="none" fo:color="#929292" fo:letter-spacing="normal" fo:background-color="transparent" loext:char-shading-value="0" style:font-name-asian="Menlo" style:font-size-asian="9.75pt" style:font-style-asian="normal" style:font-weight-asian="normal" loext:padding="0cm" loext:border="none"/>
    </style:style>
    <style:style style:name="T11" style:family="text">
      <style:text-properties fo:font-variant="normal" fo:text-transform="none" fo:color="#abb2bf" style:font-name="Menlo" fo:font-size="9.75pt" fo:letter-spacing="normal" fo:font-style="normal" fo:font-weight="normal" fo:background-color="transparent" loext:char-shading-value="0" loext:padding="0cm" loext:border="none"/>
    </style:style>
    <style:style style:name="T12" style:family="text">
      <style:text-properties fo:font-variant="normal" fo:text-transform="none" fo:color="#abb2bf" fo:letter-spacing="normal" fo:background-color="transparent" loext:char-shading-value="0" loext:padding="0cm" loext:border="none"/>
    </style:style>
    <style:style style:name="T13" style:family="text">
      <style:text-properties fo:font-variant="normal" fo:text-transform="none" fo:color="#c678dd" style:font-name="Menlo" fo:font-size="9.75pt" fo:letter-spacing="normal" fo:font-style="normal" fo:font-weight="normal" fo:background-color="transparent" loext:char-shading-value="0" loext:padding="0cm" loext:border="none"/>
    </style:style>
    <style:style style:name="T14" style:family="text">
      <style:text-properties fo:font-variant="normal" fo:text-transform="none" fo:color="#d19a66" style:font-name="Menlo" fo:font-size="9.75pt" fo:letter-spacing="normal" fo:font-style="normal" fo:font-weight="normal" fo:background-color="transparent" loext:char-shading-value="0" loext:padding="0cm" loext:border="none"/>
    </style:style>
    <style:style style:name="T15" style:family="text">
      <style:text-properties fo:font-variant="normal" fo:text-transform="none" fo:color="#2f2f2f" style:font-name="Microsoft YaHei" fo:font-size="18pt" fo:letter-spacing="normal" fo:font-style="normal" fo:font-weight="bold" fo:background-color="transparent" loext:char-shading-value="0" style:font-name-asian="apple-system" style:font-size-asian="12pt" style:font-style-asian="normal" style:font-weight-asian="normal" loext:padding="0cm" loext:border="none"/>
    </style:style>
    <style:style style:name="T16" style:family="text">
      <style:text-properties fo:font-variant="normal" fo:text-transform="none" fo:color="#2f2f2f" style:font-name="Microsoft YaHei" fo:font-size="18pt" fo:letter-spacing="normal" fo:font-style="normal" fo:font-weight="bold" officeooo:rsid="00216cba" fo:background-color="transparent" loext:char-shading-value="0" style:font-name-asian="apple-system" style:font-size-asian="12pt" style:font-style-asian="normal" style:font-weight-asian="normal" style:font-size-complex="14pt" loext:padding="0cm" loext:border="none"/>
    </style:style>
    <style:style style:name="T17" style:family="text">
      <style:text-properties fo:font-variant="normal" fo:text-transform="none" fo:color="#2f2f2f" style:font-name="apple-system" fo:font-size="12pt" fo:letter-spacing="normal" fo:font-style="normal" fo:font-weight="normal"/>
    </style:style>
    <style:style style:name="T18" style:family="text">
      <style:text-properties fo:font-variant="normal" fo:text-transform="none" fo:color="#2f2f2f" fo:letter-spacing="normal" style:font-name-asian="apple-system" style:font-size-asian="12pt" style:font-style-asian="normal" style:font-weight-asian="normal"/>
    </style:style>
    <style:style style:name="T19" style:family="text">
      <style:text-properties fo:font-variant="normal" fo:text-transform="none" fo:color="#61aeee" style:font-name="Menlo" fo:font-size="9.75pt" fo:letter-spacing="normal" fo:font-style="normal" fo:font-weight="normal" fo:background-color="transparent" loext:char-shading-value="0" loext:padding="0cm" loext:border="none"/>
    </style:style>
    <style:style style:name="T20" style:family="text">
      <style:text-properties style:font-name="Microsoft YaHei" fo:font-style="normal" fo:font-weight="bold"/>
    </style:style>
    <style:style style:name="T21" style:family="text">
      <style:text-properties style:font-name="Microsoft YaHei" fo:font-style="normal" fo:font-weight="bold" style:font-name-asian="Microsoft YaHei" style:font-style-asian="normal" style:font-weight-asian="normal"/>
    </style:style>
    <style:style style:name="T22" style:family="text">
      <style:text-properties style:font-name="Microsoft YaHei" fo:font-style="normal" fo:font-weight="normal"/>
    </style:style>
    <style:style style:name="T23" style:family="text">
      <style:text-properties style:font-name="Microsoft YaHei" fo:font-style="normal" fo:font-weight="normal" style:font-name-asian="Microsoft YaHei" style:font-style-asian="normal" style:font-weight-asian="normal"/>
    </style:style>
    <style:style style:name="T24" style:family="text">
      <style:text-properties style:font-name="Microsoft YaHei" fo:font-size="10.5pt" fo:font-style="normal" fo:font-weight="normal"/>
    </style:style>
    <style:style style:name="T25" style:family="text">
      <style:text-properties style:font-name-asian="Microsoft YaHei" style:font-style-asian="normal"/>
    </style:style>
    <style:style style:name="T26" style:family="text">
      <style:text-properties style:font-name-asian="Microsoft YaHei" style:font-style-asian="normal" style:font-weight-asian="bold"/>
    </style:style>
    <style:style style:name="T27" style:family="text">
      <style:text-properties style:font-name-asian="Microsoft YaHei" style:font-style-asian="normal" style:font-weight-asian="normal"/>
    </style:style>
    <style:style style:name="T28" style:family="text">
      <style:text-properties style:font-name-asian="Microsoft YaHei" style:font-size-asian="10.5pt" style:font-style-asian="normal" style:font-weight-asian="normal"/>
    </style:style>
    <style:style style:name="T29" style:family="text">
      <style:text-properties fo:color="#000000" fo:background-color="#ff66ff" loext:char-shading-value="0" style:font-name-asian="Microsoft YaHei" style:font-style-asian="normal" style:font-weight-asian="bold"/>
    </style:style>
    <style:style style:name="T30" style:family="text">
      <style:text-properties fo:color="#000000" style:font-name="Microsoft YaHei" fo:font-size="18pt" fo:font-style="normal" style:font-name-asian="Helvetica Neue" style:font-size-asian="10.5pt" style:font-style-asian="normal" loext:padding="0cm" loext:border="none"/>
    </style:style>
    <style:style style:name="T31" style:family="text">
      <style:text-properties fo:color="#000000" style:font-name="Microsoft YaHei" fo:font-style="normal" fo:font-weight="bold" fo:background-color="#ffff66" loext:char-shading-value="0"/>
    </style:style>
    <style:style style:name="T32" style:family="text">
      <style:text-properties fo:color="#000000" style:font-name="mry_KacstQurn" fo:font-size="15pt" fo:background-color="#e8f2fe" loext:char-shading-value="0" style:font-size-asian="15pt"/>
    </style:style>
    <style:style style:name="T33" style:family="text">
      <style:text-properties fo:color="#000000" style:font-name="Helvetica Neue" fo:font-size="10.5pt" fo:font-style="normal" style:font-name-asian="Microsoft YaHei" style:font-size-asian="12pt" style:font-style-asian="normal" loext:padding="0cm" loext:border="none"/>
    </style:style>
    <style:style style:name="T34" style:family="text">
      <style:text-properties fo:color="#ff0000" style:font-name-asian="Microsoft YaHei" style:font-style-asian="normal" style:font-weight-asian="bold"/>
    </style:style>
    <style:style style:name="T35" style:family="text">
      <style:text-properties fo:color="#ff0000" style:font-name="Microsoft YaHei" fo:font-style="normal" fo:font-weight="bold"/>
    </style:style>
    <style:style style:name="T36" style:family="text">
      <style:text-properties fo:color="#3333ff" style:font-name-asian="Microsoft YaHei" style:font-style-asian="normal" style:font-weight-asian="bold"/>
    </style:style>
    <style:style style:name="T37" style:family="text">
      <style:text-properties fo:color="#333333" style:font-name="Microsoft YaHei" fo:font-size="18pt" fo:font-style="normal" fo:font-weight="bold" style:font-name-asian="Microsoft YaHei" style:font-size-asian="12pt" style:font-style-asian="normal" style:font-weight-asian="normal"/>
    </style:style>
    <style:style style:name="T38" style:family="text">
      <style:text-properties fo:color="#333333" style:font-name="Microsoft YaHei" fo:font-size="18pt" fo:font-style="normal" fo:font-weight="bold" officeooo:rsid="002614df" style:font-name-asian="Microsoft YaHei" style:font-size-asian="12pt" style:font-style-asian="normal" style:font-weight-asian="normal" style:font-size-complex="14pt"/>
    </style:style>
    <style:style style:name="T39" style:family="text">
      <style:text-properties fo:color="#333333" style:font-name="Microsoft YaHei" fo:font-size="18pt" fo:font-style="normal" fo:font-weight="bold" officeooo:rsid="002ff142" style:font-name-asian="Microsoft YaHei" style:font-size-asian="12pt" style:font-style-asian="normal" style:font-weight-asian="normal" style:font-size-complex="14pt"/>
    </style:style>
    <style:style style:name="T40" style:family="text">
      <style:text-properties fo:color="#333333" style:font-name="Microsoft YaHei" fo:font-size="18pt" fo:font-style="normal" fo:font-weight="bold" style:font-name-asian="Microsoft YaHei" style:font-size-asian="12pt" style:font-style-asian="normal" style:font-weight-asian="normal" loext:padding="0cm" loext:border="none"/>
    </style:style>
    <style:style style:name="T41" style:family="text">
      <style:text-properties fo:color="#333333" style:font-name="Microsoft YaHei" fo:font-size="18pt" fo:font-style="normal" fo:font-weight="bold" style:font-name-asian="Microsoft YaHei" style:font-size-asian="10.5pt" style:font-style-asian="normal" style:font-weight-asian="bold"/>
    </style:style>
    <style:style style:name="T42" style:family="text">
      <style:text-properties fo:color="#333333" style:font-name="Microsoft YaHei" fo:font-size="18pt" fo:font-style="normal" fo:font-weight="bold" style:font-name-asian="Microsoft YaHei" style:font-size-asian="18pt" style:font-style-asian="normal" style:font-weight-asian="bold"/>
    </style:style>
    <style:style style:name="T43" style:family="text">
      <style:text-properties fo:color="#333333" style:font-name="Microsoft YaHei" fo:font-size="12pt" fo:font-style="normal" fo:font-weight="normal" style:font-name-asian="Microsoft YaHei" style:font-size-asian="12pt" style:font-style-asian="normal" style:font-weight-asian="normal"/>
    </style:style>
    <style:style style:name="T44" style:family="text">
      <style:text-properties fo:color="#333333" style:font-name="Microsoft YaHei" fo:font-size="12pt" fo:font-style="normal" fo:font-weight="normal" officeooo:rsid="002614df" style:font-name-asian="Microsoft YaHei" style:font-size-asian="12pt" style:font-style-asian="normal" style:font-weight-asian="normal" style:font-size-complex="14pt"/>
    </style:style>
    <style:style style:name="T45" style:family="text">
      <style:text-properties fo:color="#333333" style:font-name="Microsoft YaHei" fo:font-size="10.5pt" fo:font-style="normal" fo:font-weight="bold" style:font-name-asian="Microsoft YaHei" style:font-size-asian="12pt" style:font-style-asian="normal" style:font-weight-asian="normal"/>
    </style:style>
    <style:style style:name="T46" style:family="text">
      <style:text-properties fo:color="#333333" style:font-name="Microsoft YaHei" fo:font-style="normal" fo:font-weight="bold" style:font-name-asian="Microsoft YaHei" style:font-style-asian="normal" style:font-weight-asian="normal"/>
    </style:style>
    <style:style style:name="T47" style:family="text">
      <style:text-properties style:font-name="Lantinghei SC" fo:font-size="10.5pt" fo:font-style="normal" fo:font-weight="normal"/>
    </style:style>
    <style:style style:name="T48" style:family="text">
      <style:text-properties style:font-name="Lantinghei SC" fo:font-size="10.5pt" fo:font-style="normal" fo:font-weight="normal" style:font-name-asian="Microsoft YaHei" style:font-style-asian="normal" style:font-weight-asian="normal"/>
    </style:style>
    <style:style style:name="T49" style:family="text">
      <style:text-properties style:font-name-asian="Lantinghei SC" style:font-size-asian="10.5pt" style:font-style-asian="normal" style:font-weight-asian="normal"/>
    </style:style>
    <style:style style:name="T50" style:family="text">
      <style:text-properties fo:color="#6a3e3e" style:font-name="mry_KacstQurn" fo:font-size="15pt" fo:background-color="#f0d8a8" loext:char-shading-value="0" style:font-name-asian="Microsoft YaHei" style:font-size-asian="15pt" style:font-style-asian="normal" style:font-weight-asian="normal"/>
    </style:style>
    <style:style style:name="T51" style:family="text">
      <style:text-properties fo:color="#6a3e3e" style:font-name="mry_KacstQurn" fo:font-size="15pt" fo:background-color="#e8f2fe" loext:char-shading-value="0" style:font-size-asian="15pt"/>
    </style:style>
    <style:style style:name="T52" style:family="text">
      <style:text-properties fo:color="#3f7f5f" style:font-name="mry_KacstQurn" fo:font-size="15pt" fo:background-color="#e8f2fe" loext:char-shading-value="0" style:font-size-asian="15pt"/>
    </style:style>
    <style:style style:name="T53" style:family="text">
      <style:text-properties fo:color="#abb2bf" style:font-name="Menlo" fo:font-size="9.75pt" fo:font-style="normal" fo:font-weight="normal" fo:background-color="transparent" loext:char-shading-value="0" style:font-style-asian="normal" style:font-weight-asian="normal" loext:padding="0cm" loext:border="none"/>
    </style:style>
    <style:style style:name="T54" style:family="text">
      <style:text-properties fo:color="#929292" style:font-name="Menlo" fo:font-size="9.75pt" fo:font-style="normal" fo:font-weight="normal" fo:background-color="transparent" loext:char-shading-value="0" style:font-style-asian="normal" style:font-weight-asian="normal" loext:padding="0cm" loext:border="none"/>
    </style:style>
    <style:style style:name="T55" style:family="text">
      <style:text-properties fo:color="#929292" fo:background-color="transparent" loext:char-shading-value="0" style:font-name-asian="Menlo" style:font-size-asian="9.75pt" style:font-style-asian="normal" style:font-weight-asian="normal" loext:padding="0cm" loext:border="none"/>
    </style:style>
    <style:style style:name="T56" style:family="text">
      <style:text-properties fo:color="#c678dd" style:font-name="Menlo" fo:font-size="9.75pt" fo:font-style="normal" fo:font-weight="normal" fo:background-color="transparent" loext:char-shading-value="0" style:font-style-asian="normal" style:font-weight-asian="normal" loext:padding="0cm" loext:border="none"/>
    </style:style>
    <style:style style:name="T57" style:family="text">
      <style:text-properties fo:color="#2f2f2f" style:font-name="Microsoft YaHei" fo:font-style="normal" fo:font-weight="normal" style:font-name-asian="apple-system" style:font-size-asian="12pt" style:font-style-asian="normal" style:font-weight-asian="normal"/>
    </style:style>
    <style:style style:name="T58" style:family="text">
      <style:text-properties fo:color="#2f2f2f" style:font-name="Microsoft YaHei" fo:font-style="normal" style:font-name-asian="apple-system" style:font-size-asian="12pt" style:font-style-asian="normal" style:font-weight-asian="bold"/>
    </style:style>
    <style:style style:name="T59" style:family="text">
      <style:text-properties fo:color="#2f2f2f" style:font-name="Microsoft YaHei" fo:font-style="normal" fo:font-weight="bold" fo:background-color="transparent" loext:char-shading-value="0" style:font-name-asian="apple-system" style:font-style-asian="normal" style:font-weight-asian="normal" loext:padding="0cm" loext:border="none"/>
    </style:style>
    <style:style style:name="T60" style:family="text">
      <style:text-properties fo:color="#2f2f2f" style:font-name="Microsoft YaHei" fo:font-size="18pt" fo:font-style="normal" fo:font-weight="bold" fo:background-color="transparent" loext:char-shading-value="0" style:font-name-asian="apple-system" style:font-size-asian="12pt" style:font-style-asian="normal" style:font-weight-asian="normal" loext:padding="0cm" loext:border="none"/>
    </style:style>
    <style:style style:name="T61" style:family="text">
      <style:text-properties fo:color="#2f2f2f" style:font-name="Microsoft YaHei" fo:font-size="18pt" fo:font-style="normal" fo:font-weight="bold" style:font-name-asian="apple-system" style:font-size-asian="12pt" style:font-style-asian="normal" style:font-weight-asian="normal"/>
    </style:style>
    <style:style style:name="T62" style:family="text">
      <style:text-properties fo:color="#2f2f2f" style:font-name="Microsoft YaHei" fo:font-size="12pt" fo:font-style="normal" fo:font-weight="bold" fo:background-color="transparent" loext:char-shading-value="0" style:font-name-asian="apple-system" style:font-size-asian="12pt" style:font-style-asian="normal" style:font-weight-asian="normal" style:font-size-complex="12pt" loext:padding="0cm" loext:border="none"/>
    </style:style>
    <style:style style:name="T63" style:family="text">
      <style:text-properties fo:color="#2f2f2f" style:font-name="apple-system" fo:font-size="12pt" fo:font-style="normal" fo:font-weight="normal"/>
    </style:style>
    <style:style style:name="T64" style:family="text">
      <style:text-properties fo:color="#2f2f2f" style:font-name="apple-system" fo:font-size="12pt" fo:font-style="normal" fo:font-weight="normal" fo:background-color="transparent" loext:char-shading-value="0" style:font-name-asian="Microsoft YaHei" style:font-style-asian="normal" style:font-weight-asian="normal" loext:padding="0cm" loext:border="none"/>
    </style:style>
    <style:style style:name="T65" style:family="text">
      <style:text-properties fo:color="#2f2f2f" style:font-name="apple-system" fo:font-size="12pt" fo:font-style="normal" fo:font-weight="normal" fo:background-color="transparent" loext:char-shading-value="0" style:font-name-asian="apple-system" style:font-size-asian="12pt" style:font-style-asian="normal" style:font-weight-asian="normal" loext:padding="0cm" loext:border="none"/>
    </style:style>
    <style:style style:name="T66" style:family="text">
      <style:text-properties fo:color="#2f2f2f" style:font-name="apple-system" fo:font-size="12pt" fo:font-style="normal" fo:font-weight="normal" style:font-name-asian="Microsoft YaHei" style:font-style-asian="normal" style:font-weight-asian="normal"/>
    </style:style>
    <style:style style:name="T67" style:family="text">
      <style:text-properties fo:color="#2f2f2f" style:font-name="apple-system" fo:font-size="12pt" fo:font-style="normal" fo:font-weight="normal" style:font-name-asian="Microsoft YaHei" style:font-size-asian="12pt" style:font-style-asian="normal" style:font-weight-asian="normal"/>
    </style:style>
    <style:style style:name="T68" style:family="text">
      <style:text-properties fo:color="#2f2f2f" style:font-name="apple-system" fo:font-size="12pt" fo:font-style="normal" fo:font-weight="bold"/>
    </style:style>
    <style:style style:name="T69" style:family="text">
      <style:text-properties fo:color="#2f2f2f" style:font-name="apple-system" fo:font-size="12pt" fo:font-style="normal" fo:font-weight="bold" fo:background-color="transparent" loext:char-shading-value="0" style:font-name-asian="Microsoft YaHei" style:font-style-asian="normal" loext:padding="0cm" loext:border="none"/>
    </style:style>
    <style:style style:name="T70" style:family="text">
      <style:text-properties fo:color="#2f2f2f" style:font-name="apple-system" fo:font-size="12pt" fo:font-style="normal" fo:font-weight="bold" style:font-name-asian="Microsoft YaHei" style:font-style-asian="normal"/>
    </style:style>
    <style:style style:name="T71" style:family="text">
      <style:text-properties fo:color="#2f2f2f" style:font-name-asian="apple-system" style:font-size-asian="12pt" style:font-style-asian="normal" style:font-weight-asian="normal"/>
    </style:style>
    <style:style style:name="T72" style:family="text">
      <style:text-properties fo:color="#2f2f2f" style:font-name-asian="apple-system" style:font-size-asian="12pt" style:font-style-asian="normal" style:font-weight-asian="bold"/>
    </style:style>
    <style:style style:name="T73" style:family="text">
      <style:text-properties style:font-name="apple-system" fo:font-size="12pt" fo:font-style="normal" fo:font-weight="normal"/>
    </style:style>
    <style:style style:name="T74" style:family="text">
      <style:text-properties style:font-name-asian="apple-system" style:font-size-asian="12pt" style:font-style-asian="normal" style:font-weight-asian="normal"/>
    </style:style>
    <style:style style:name="T75" style:family="text">
      <style:text-properties fo:color="#e6c07b" style:font-name="Menlo" fo:font-size="9.75pt" fo:font-style="normal" fo:font-weight="normal" fo:background-color="transparent" loext:char-shading-value="0" style:font-style-asian="normal" style:font-weight-asian="normal" loext:padding="0cm" loext:border="none"/>
    </style:style>
    <style:style style:name="T76" style:family="text">
      <style:text-properties fo:color="#c7254e" style:font-name="Menlo" fo:font-size="9.75pt" fo:font-style="normal" fo:font-weight="normal" fo:background-color="#f6f6f6" loext:char-shading-value="0" style:font-size-asian="12pt" style:font-style-asian="normal" style:font-weight-asian="normal"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在</text:span><text:span text:style-name="T1">JDK1.6</text:span><text:span text:style-name="T2">，</text:span><text:span text:style-name="T1">JDK1.7</text:span><text:span text:style-name="T2">中，</text:span><text:span text:style-name="T1">HashMap</text:span><text:span text:style-name="T2">采用位桶</text:span><text:span text:style-name="T1">+</text:span><text:span text:style-name="T2">链表实现，即使用链表处理冲突，</text:span><text:span text:style-name="T4">同一</text:span><text:bookmark text:name="baidusnap0"/><text:span text:style-name="T1">hash</text:span><text:span text:style-name="T4">值的链表都存储在一个链表里。但是当位于一个桶中的元素较多，即</text:span><text:span text:style-name="T1">hash</text:span><text:span text:style-name="T4">值相等的元素较多时，通过</text:span><text:span text:style-name="T8">key</text:span><text:span text:style-name="T4">值依次查找的效率较低。</text:span><text:span text:style-name="T2">而</text:span><text:span text:style-name="T1">JDK1.8</text:span><text:span text:style-name="T2">中，</text:span><text:span text:style-name="T1">HashMap</text:span><text:span text:style-name="T2">采用位桶</text:span><text:span text:style-name="T1">+</text:span><text:span text:style-name="T2">链表</text:span><text:span text:style-name="T1">+</text:span><text:span text:style-name="T2">红黑树实现，当链表长度超过阈值（</text:span><text:span text:style-name="T1">8</text:span><text:span text:style-name="T2">）时，将链表转换为红黑树</text:span><text:span text:style-name="T4">，这样大大减少了查找时间</text:span></text:p>
      <text:p text:style-name="P1"/>
      <text:p text:style-name="P3"><text:span text:style-name="T26">简单说下</text:span><text:span text:style-name="T20">HashMap</text:span><text:span text:style-name="T26">的</text:span><text:span text:style-name="T29">实现原理</text:span><text:span text:style-name="T26">：</text:span></text:p>
      <text:p text:style-name="P4"><text:span text:style-name="T26">首先有一个每个元素都是链表（可能表述不准确）的数组，当添加一个元素（</text:span><text:span text:style-name="T20">key-value</text:span><text:span text:style-name="T26">）时，就首先计算元素</text:span><text:span text:style-name="T20">key</text:span><text:span text:style-name="T26">的</text:span><text:span text:style-name="T31">hash</text:span><text:span text:style-name="T26">值，以此确定插入数组中的位置，但是可能存在同一</text:span><text:span text:style-name="T31">hash</text:span><text:span text:style-name="T26">值的元素已经被放在数组同一位置了，这时就添加到同一</text:span><text:span text:style-name="T31">hash</text:span><text:span text:style-name="T26">值的元素的后面，他们在数组的同一位置，但是形成了链表，同一各链表上的</text:span><text:span text:style-name="T31">Hash</text:span><text:span text:style-name="T26">值是相同的，所以说数组存放的是链表。而当链表长度太长时，链表就转换为红黑树，这样大大提高了查找的效率。</text:span></text:p>
      <text:p text:style-name="P28"><text:span text:style-name="T22">2</text:span><text:span text:style-name="T27">当链表数组的容量超过初始容量的</text:span><text:span text:style-name="T22">0.75</text:span><text:span text:style-name="T27">时，再散列将链表数组扩大</text:span><text:span text:style-name="T22">2</text:span><text:span text:style-name="T27">倍，把原链表数组的搬移到新的数组中。</text:span></text:p>
      <text:p text:style-name="P26"><text:span text:style-name="T28"/></text:p>
      <text:p text:style-name="P26"><text:span text:style-name="T49">在经过</text:span><text:span text:style-name="T48">resize</text:span><text:span text:style-name="T49">这个方法之后，元素的位置要么就是在原来的位置，要么就是在原来的位置移动</text:span><text:span text:style-name="T48">2</text:span><text:span text:style-name="T49">次幂的位置上。 源码上的注释也是可以翻译出来的</text:span></text:p>
      <text:p text:style-name="P26"><text:span text:style-name="T28"/></text:p>
      <text:p text:style-name="P27"><text:span text:style-name="T28">//The next size value at which to resize (capacity * load factor).</text:span></text:p>
      <text:p text:style-name="P20"><text:span text:style-name="T50">newThr</text:span><text:span text:style-name="T32"> = </text:span><text:span text:style-name="T51">oldThr</text:span><text:span text:style-name="T32"> &lt;&lt; 1; </text:span><text:span text:style-name="T52">// double threshold</text:span></text:p>
      <text:p text:style-name="P29"><text:span text:style-name="T28"/></text:p>
      <text:p text:style-name="P30"><text:span text:style-name="T49">在</text:span><text:span text:style-name="T48">HashMap</text:span><text:span text:style-name="T49">刚初始化的时候，使用默认的构造初始化，会返回一个空的</text:span><text:span text:style-name="T48">table</text:span><text:span text:style-name="T49">，并且 </text:span><text:span text:style-name="T48">thershold</text:span><text:span text:style-name="T49">为</text:span><text:span text:style-name="T48">0</text:span><text:span text:style-name="T49">，因此第一次扩容的时候默认值就会是</text:span><text:span text:style-name="T48">16. </text:span><text:span text:style-name="T49">同时再去计算</text:span><text:span text:style-name="T48">thershold = DEFAULT_LOAD_FACTOR * DEFAULT_INITIAL_CAPACITY = 16*0.75 = 12.</text:span></text:p>
      <text:p text:style-name="P32"><text:span text:style-name="T49">如果说指定初始容量的初始</text:span><text:span text:style-name="T47">HashMap</text:span><text:span text:style-name="T49">的时候，那么这时候计算这个</text:span><text:span text:style-name="T47">threshold</text:span><text:span text:style-name="T49">的时候就变成了 </text:span><text:span text:style-name="T47">threshold = DEFAULT_LOAD_FACTOR * threshold(</text:span><text:span text:style-name="T49">当前的容量</text:span><text:span text:style-name="T47">)</text:span></text:p>
      <text:p text:style-name="P31"><text:span text:style-name="T49">如果</text:span><text:span text:style-name="T47">HashMap</text:span><text:span text:style-name="T49">不是第一次扩容，已经扩容过了，那么每次</text:span><text:span text:style-name="T47">table</text:span><text:span text:style-name="T49">的容量</text:span></text:p>
      <text:p text:style-name="P31"><text:span text:style-name="T47">threshold</text:span><text:span text:style-name="T49">也会变成原来的</text:span><text:span text:style-name="T47">2</text:span><text:span text:style-name="T49">倍。</text:span></text:p>
      <text:p text:style-name="P31"><text:span text:style-name="T49">之前看</text:span><text:span text:style-name="T47">1.7</text:span><text:span text:style-name="T49">的源码的时候，是没有这个红黑树的，而是在</text:span><text:span text:style-name="T47">1.8 </text:span><text:span text:style-name="T49">之后做了相应的优化。 使用的是</text:span><text:span text:style-name="T47">2</text:span><text:span text:style-name="T49">次幂的扩展</text:span><text:span text:style-name="T47">(</text:span><text:span text:style-name="T49">指长度扩为原来</text:span><text:span text:style-name="T47">2</text:span><text:span text:style-name="T49">倍</text:span><text:span text:style-name="T47">)</text:span><text:span text:style-name="T49">。 而且在扩充</text:span><text:span text:style-name="T47">HashMap</text:span><text:span text:style-name="T49">的时候，不需要像</text:span><text:span text:style-name="T47">JDK1.7</text:span><text:span text:style-name="T49">的实现那样重新计算</text:span><text:span text:style-name="T47">hash</text:span><text:span text:style-name="T49">，这样子他就剩下了计算</text:span><text:span text:style-name="T47">hash</text:span><text:span text:style-name="T49">的时间了。</text:span></text:p>
      <text:p text:style-name="P28"><text:span text:style-name="T27">https://www.liangzl.com/get-article-detail-136823.html</text:span></text:p>
      <text:p text:style-name="P24"><text:span text:style-name="T27">部分源码：</text:span></text:p>
      <text:p text:style-name="P24"><text:span text:style-name="T27">{</text:span></text:p>
      <text:p text:style-name="P24"><text:soft-page-break/><text:span text:style-name="T27">https://www.jianshu.com/p/17177c12f849</text:span></text:p>
      <text:p text:style-name="P5"><text:span text:style-name="Source_20_Text"><text:span text:style-name="T54">//</text:span></text:span><text:span text:style-name="Source_20_Text"><text:span text:style-name="T55">默认初始容量为</text:span></text:span><text:span text:style-name="Source_20_Text"><text:span text:style-name="T54">16</text:span></text:span><text:span text:style-name="Source_20_Text"><text:span text:style-name="T55">，这里这个数组的容量必须为</text:span></text:span><text:span text:style-name="Source_20_Text"><text:span text:style-name="T54">2</text:span></text:span><text:span text:style-name="Source_20_Text"><text:span text:style-name="T55">的</text:span></text:span><text:span text:style-name="Source_20_Text"><text:span text:style-name="T54">n</text:span></text:span><text:span text:style-name="Source_20_Text"><text:span text:style-name="T55">次幂。</text:span></text:span></text:p>
      <text:p text:style-name="P6"><text:span text:style-name="Source_20_Text"><text:span text:style-name="T12"><text:s text:c="4"/></text:span></text:span><text:span text:style-name="Source_20_Text"><text:span text:style-name="T13">static</text:span></text:span><text:span text:style-name="Source_20_Text"><text:span text:style-name="T11"> </text:span></text:span><text:span text:style-name="Source_20_Text"><text:span text:style-name="T13">final</text:span></text:span><text:span text:style-name="Source_20_Text"><text:span text:style-name="T11"> </text:span></text:span><text:span text:style-name="Source_20_Text"><text:span text:style-name="T13">int</text:span></text:span><text:span text:style-name="Source_20_Text"><text:span text:style-name="T11"> DEFAULT_INITIAL_CAPACITY = </text:span></text:span><text:span text:style-name="Source_20_Text"><text:span text:style-name="T14">1</text:span></text:span><text:span text:style-name="Source_20_Text"><text:span text:style-name="T11"> &lt;&lt; </text:span></text:span><text:span text:style-name="Source_20_Text"><text:span text:style-name="T14">4</text:span></text:span><text:span text:style-name="Source_20_Text"><text:span text:style-name="T11">; </text:span></text:span><text:span text:style-name="Source_20_Text"><text:span text:style-name="T9">// aka 16</text:span></text:span></text:p>
      <text:p text:style-name="P7">1左移4位，即为10000（二进制）=2^4=16</text:p>
      <text:p text:style-name="P6"><text:span text:style-name="Source_20_Text"><text:span text:style-name="T12"><text:s text:c="4"/></text:span></text:span><text:span text:style-name="Source_20_Text"><text:span text:style-name="T9">//</text:span></text:span><text:span text:style-name="Source_20_Text"><text:span text:style-name="T10">最大容量为</text:span></text:span><text:span text:style-name="Source_20_Text"><text:span text:style-name="T9">2</text:span></text:span><text:span text:style-name="Source_20_Text"><text:span text:style-name="T10">的</text:span></text:span><text:span text:style-name="Source_20_Text"><text:span text:style-name="T9">30</text:span></text:span><text:span text:style-name="Source_20_Text"><text:span text:style-name="T10">次方</text:span></text:span></text:p>
      <text:p text:style-name="P6"><text:span text:style-name="Source_20_Text"><text:span text:style-name="T12"><text:s text:c="4"/></text:span></text:span><text:span text:style-name="Source_20_Text"><text:span text:style-name="T13">static</text:span></text:span><text:span text:style-name="Source_20_Text"><text:span text:style-name="T11"> </text:span></text:span><text:span text:style-name="Source_20_Text"><text:span text:style-name="T13">final</text:span></text:span><text:span text:style-name="Source_20_Text"><text:span text:style-name="T11"> </text:span></text:span><text:span text:style-name="Source_20_Text"><text:span text:style-name="T13">int</text:span></text:span><text:span text:style-name="Source_20_Text"><text:span text:style-name="T11"> MAXIMUM_CAPACITY = </text:span></text:span><text:span text:style-name="Source_20_Text"><text:span text:style-name="T14">1</text:span></text:span><text:span text:style-name="Source_20_Text"><text:span text:style-name="T11"> &lt;&lt; </text:span></text:span><text:span text:style-name="Source_20_Text"><text:span text:style-name="T14">30</text:span></text:span><text:span text:style-name="Source_20_Text"><text:span text:style-name="T11">;</text:span></text:span></text:p>
      <text:p text:style-name="P6"/>
      <text:p text:style-name="P6"><text:span text:style-name="Source_20_Text"><text:span text:style-name="T12"><text:s text:c="4"/></text:span></text:span><text:span text:style-name="Source_20_Text"><text:span text:style-name="T9">//</text:span></text:span><text:span text:style-name="Source_20_Text"><text:span text:style-name="T10">默认加载因子</text:span></text:span></text:p>
      <text:p text:style-name="P6"><text:span text:style-name="Source_20_Text"><text:span text:style-name="T12"><text:s text:c="4"/></text:span></text:span><text:span text:style-name="Source_20_Text"><text:span text:style-name="T13">static</text:span></text:span><text:span text:style-name="Source_20_Text"><text:span text:style-name="T11"> </text:span></text:span><text:span text:style-name="Source_20_Text"><text:span text:style-name="T13">final</text:span></text:span><text:span text:style-name="Source_20_Text"><text:span text:style-name="T11"> </text:span></text:span><text:span text:style-name="Source_20_Text"><text:span text:style-name="T13">float</text:span></text:span><text:span text:style-name="Source_20_Text"><text:span text:style-name="T11"> DEFAULT_LOAD_FACTOR = </text:span></text:span><text:span text:style-name="Source_20_Text"><text:span text:style-name="T14">0.75f</text:span></text:span><text:span text:style-name="Source_20_Text"><text:span text:style-name="T11">;</text:span></text:span></text:p>
      <text:p text:style-name="P6"/>
      <text:p text:style-name="P6"><text:span text:style-name="Source_20_Text"><text:span text:style-name="T12"><text:s text:c="4"/></text:span></text:span><text:span text:style-name="Source_20_Text"><text:span text:style-name="T9">//</text:span></text:span><text:span text:style-name="Source_20_Text"><text:span text:style-name="T10">以</text:span></text:span><text:span text:style-name="Source_20_Text"><text:span text:style-name="T9">Node&lt;K,V&gt;</text:span></text:span><text:span text:style-name="Source_20_Text"><text:span text:style-name="T10">为元素的数组，也就是上图</text:span></text:span><text:span text:style-name="Source_20_Text"><text:span text:style-name="T9">HashMap</text:span></text:span><text:span text:style-name="Source_20_Text"><text:span text:style-name="T10">的纵向的长链数组，起长度必须为</text:span></text:span><text:span text:style-name="Source_20_Text"><text:span text:style-name="T9">2</text:span></text:span><text:span text:style-name="Source_20_Text"><text:span text:style-name="T10">的</text:span></text:span><text:span text:style-name="Source_20_Text"><text:span text:style-name="T9">n</text:span></text:span><text:span text:style-name="Source_20_Text"><text:span text:style-name="T10">次幂</text:span></text:span></text:p>
      <text:p text:style-name="P6"><text:span text:style-name="Source_20_Text"><text:span text:style-name="T12"><text:s text:c="4"/></text:span></text:span><text:span text:style-name="Source_20_Text"><text:span text:style-name="T13">transient</text:span></text:span><text:span text:style-name="Source_20_Text"><text:span text:style-name="T11"> Node&lt;K,V&gt;[] table;</text:span></text:span></text:p>
      <text:p text:style-name="P19"><text:span text:style-name="Strong_20_Emphasis"><text:span text:style-name="T69">Node&lt;K,V&gt;[] table</text:span></text:span><text:span text:style-name="Source_20_Text"><text:span text:style-name="T60">，他是整个</text:span></text:span><text:span text:style-name="Source_20_Text"><text:span text:style-name="T64">HashMap</text:span></text:span><text:span text:style-name="Source_20_Text"><text:span text:style-name="T60">的组成子元素。</text:span></text:span></text:p>
      <text:p text:style-name="P19"><text:span text:style-name="Source_20_Text"><text:span text:style-name="T62">hash字段用来定位桶的索引位置，key和value就是我们的数据内容，需要注意的是，我们的key是final的，也就是不允许更改，这也好理解，因为HashMap使用key的hashCode来寻找桶的索引位置，一旦key被改变了，那么key的hashCode很可能就会改变了，所以随意改变key会使得我们丢失记录（无法找到记录）。next字段指向链表的下一个节点。</text:span></text:span></text:p>
      <text:p text:style-name="Standard"><text:line-break/>resize机制：</text:p>
      <text:p text:style-name="P17"><text:span text:style-name="T73">HashMap</text:span><text:span text:style-name="T74">的扩容机制就是重新申请一个容量是当前的</text:span><text:span text:style-name="T73">2</text:span><text:span text:style-name="T74">倍的桶数组，然后将原先的记录逐个重新映射到新的桶里面，然后将原先的桶逐个置为</text:span><text:span text:style-name="T73">null</text:span><text:span text:style-name="T74">使得引用失效。</text:span></text:p>
      <text:p text:style-name="P19"><text:span text:style-name="Source_20_Text"><text:span text:style-name="T60">在</text:span></text:span><text:span text:style-name="Source_20_Text"><text:span text:style-name="T65">resize</text:span></text:span><text:span text:style-name="Source_20_Text"><text:span text:style-name="T60">操作的时候会造成线程不安全。</text:span></text:span></text:p>
      <text:p text:style-name="P21"><text:span text:style-name="Source_20_Text"><text:span text:style-name="T16">resize核心transfer</text:span></text:span><text:span text:style-name="Source_20_Text"><text:span text:style-name="T15">方法的功能是将原来的记录重新计算在新桶的位置，然后迁移过去。</text:span></text:span></text:p>
      <text:p text:style-name="P21"><text:span text:style-name="Source_20_Text"><text:span text:style-name="T16"/></text:span></text:p>
      <text:p text:style-name="P5"><text:span text:style-name="Source_20_Text"><text:span text:style-name="T56">static</text:span></text:span><text:span text:style-name="Source_20_Text"><text:span text:style-name="T53"> </text:span></text:span><text:span text:style-name="Source_20_Text"><text:span text:style-name="T56">class</text:span></text:span><text:span text:style-name="Source_20_Text"><text:span text:style-name="T53"> </text:span></text:span><text:span text:style-name="Source_20_Text"><text:span text:style-name="T75">Node</text:span></text:span><text:span text:style-name="Source_20_Text"><text:span text:style-name="T53">&lt;</text:span></text:span><text:span text:style-name="Source_20_Text"><text:span text:style-name="T75">K</text:span></text:span><text:span text:style-name="Source_20_Text"><text:span text:style-name="T53">,</text:span></text:span><text:span text:style-name="Source_20_Text"><text:span text:style-name="T75">V</text:span></text:span><text:span text:style-name="Source_20_Text"><text:span text:style-name="T53">&gt; </text:span></text:span><text:span text:style-name="Source_20_Text"><text:span text:style-name="T56">implements</text:span></text:span><text:span text:style-name="Source_20_Text"><text:span text:style-name="T53"> </text:span></text:span><text:span text:style-name="Source_20_Text"><text:span text:style-name="T75">Map</text:span></text:span><text:span text:style-name="Source_20_Text"><text:span text:style-name="T53">.</text:span></text:span><text:span text:style-name="Source_20_Text"><text:span text:style-name="T75">Entry</text:span></text:span><text:span text:style-name="Source_20_Text"><text:span text:style-name="T53">&lt;</text:span></text:span><text:span text:style-name="Source_20_Text"><text:span text:style-name="T75">K</text:span></text:span><text:span text:style-name="Source_20_Text"><text:span text:style-name="T53">,</text:span></text:span><text:span text:style-name="Source_20_Text"><text:span text:style-name="T75">V</text:span></text:span><text:span text:style-name="Source_20_Text"><text:span text:style-name="T53">&gt; {</text:span></text:span></text:p>
      <text:p text:style-name="P6"><text:span text:style-name="Source_20_Text"><text:span text:style-name="T12"><text:s text:c="8"/></text:span></text:span><text:span text:style-name="Source_20_Text"><text:span text:style-name="T13">final</text:span></text:span><text:span text:style-name="Source_20_Text"><text:span text:style-name="T11"> </text:span></text:span><text:span text:style-name="Source_20_Text"><text:span text:style-name="T13">int</text:span></text:span><text:span text:style-name="Source_20_Text"><text:span text:style-name="T11"> hash; <text:s text:c="4"/></text:span></text:span><text:span text:style-name="Source_20_Text"><text:span text:style-name="T9">//</text:span></text:span><text:span text:style-name="Source_20_Text"><text:span text:style-name="T10">每个储存元素</text:span></text:span><text:span text:style-name="Source_20_Text"><text:span text:style-name="T9">key</text:span></text:span><text:span text:style-name="Source_20_Text"><text:span text:style-name="T10">的哈希值</text:span></text:span></text:p>
      <text:p text:style-name="P6"><text:soft-page-break/><text:span text:style-name="Source_20_Text"><text:span text:style-name="T12"><text:s text:c="8"/></text:span></text:span><text:span text:style-name="Source_20_Text"><text:span text:style-name="T13">final</text:span></text:span><text:span text:style-name="Source_20_Text"><text:span text:style-name="T11"> K key; <text:s text:c="7"/></text:span></text:span><text:span text:style-name="Source_20_Text"><text:span text:style-name="T9">//key</text:span></text:span></text:p>
      <text:p text:style-name="P6"><text:span text:style-name="Source_20_Text"><text:span text:style-name="T12"><text:s text:c="8"/></text:span></text:span><text:span text:style-name="Source_20_Text"><text:span text:style-name="T11">V value; <text:s text:c="11"/></text:span></text:span><text:span text:style-name="Source_20_Text"><text:span text:style-name="T9">//value</text:span></text:span></text:p>
      <text:p text:style-name="P6"><text:span text:style-name="Source_20_Text"><text:span text:style-name="T12"><text:s text:c="8"/></text:span></text:span><text:span text:style-name="Source_20_Text"><text:span text:style-name="T11">Node&lt;K,V&gt; next; <text:s text:c="4"/></text:span></text:span><text:span text:style-name="Source_20_Text"><text:span text:style-name="T9">//</text:span></text:span><text:span text:style-name="Source_20_Text"><text:span text:style-name="T10">链表下一个</text:span></text:span><text:span text:style-name="Source_20_Text"><text:span text:style-name="T9">node</text:span></text:span></text:p>
      <text:p text:style-name="P6"/>
      <text:p text:style-name="P6"><text:span text:style-name="Source_20_Text"><text:span text:style-name="T12"><text:s text:c="8"/></text:span></text:span><text:span text:style-name="Source_20_Text"><text:span text:style-name="T11">Node(</text:span></text:span><text:span text:style-name="Source_20_Text"><text:span text:style-name="T13">int</text:span></text:span><text:span text:style-name="Source_20_Text"><text:span text:style-name="T11"> hash, K key, V value, Node&lt;K,V&gt; next) {</text:span></text:span></text:p>
      <text:p text:style-name="P6"><text:span text:style-name="Source_20_Text"><text:span text:style-name="T12"><text:s text:c="12"/></text:span></text:span><text:span text:style-name="Source_20_Text"><text:span text:style-name="T13">this</text:span></text:span><text:span text:style-name="Source_20_Text"><text:span text:style-name="T11">.hash = hash;</text:span></text:span></text:p>
      <text:p text:style-name="P6"><text:span text:style-name="Source_20_Text"><text:span text:style-name="T12"><text:s text:c="12"/></text:span></text:span><text:span text:style-name="Source_20_Text"><text:span text:style-name="T11">......</text:span></text:span></text:p>
      <text:p text:style-name="P6"><text:span text:style-name="Source_20_Text"><text:span text:style-name="T12"><text:s text:c="8"/></text:span></text:span><text:span text:style-name="Source_20_Text"><text:span text:style-name="T11">}</text:span></text:span></text:p>
      <text:p text:style-name="P6"/>
      <text:p text:style-name="P6"><text:span text:style-name="Source_20_Text"><text:span text:style-name="T12"><text:s text:c="8"/></text:span></text:span><text:span text:style-name="Source_20_Text"><text:span text:style-name="T13">public</text:span></text:span><text:span text:style-name="Source_20_Text"><text:span text:style-name="T11"> </text:span></text:span><text:span text:style-name="Source_20_Text"><text:span text:style-name="T13">final</text:span></text:span><text:span text:style-name="Source_20_Text"><text:span text:style-name="T11"> K </text:span></text:span><text:span text:style-name="Source_20_Text"><text:span text:style-name="T19">getKey</text:span></text:span><text:span text:style-name="Source_20_Text"><text:span text:style-name="T11">() <text:s text:c="7"/>{ </text:span></text:span><text:span text:style-name="Source_20_Text"><text:span text:style-name="T13">return</text:span></text:span><text:span text:style-name="Source_20_Text"><text:span text:style-name="T11"> key; }</text:span></text:span></text:p>
      <text:p text:style-name="P6"><text:span text:style-name="Source_20_Text"><text:span text:style-name="T12"><text:s text:c="8"/></text:span></text:span><text:span text:style-name="Source_20_Text"><text:span text:style-name="T13">public</text:span></text:span><text:span text:style-name="Source_20_Text"><text:span text:style-name="T11"> </text:span></text:span><text:span text:style-name="Source_20_Text"><text:span text:style-name="T13">final</text:span></text:span><text:span text:style-name="Source_20_Text"><text:span text:style-name="T11"> V </text:span></text:span><text:span text:style-name="Source_20_Text"><text:span text:style-name="T19">getValue</text:span></text:span><text:span text:style-name="Source_20_Text"><text:span text:style-name="T11">() <text:s text:c="5"/>{ </text:span></text:span><text:span text:style-name="Source_20_Text"><text:span text:style-name="T13">return</text:span></text:span><text:span text:style-name="Source_20_Text"><text:span text:style-name="T11"> value; }</text:span></text:span></text:p>
      <text:p text:style-name="P18"><text:span text:style-name="T27">在jdk1.7中，当HashMap创建的时候，table这个数组确实会初始化；但是到了jdk1.8中，我们观察上面四个构造函数，除了第四个构造函数调用了resize()外，其他三个常用的构造函数都没有与table初始化相关的迹象，而真正table初始化的地方是在我们上面讲的</text:span><text:span text:style-name="Strong_20_Emphasis"><text:span text:style-name="T25">putVal()</text:span></text:span><text:span text:style-name="T27">方法中，即</text:span><text:span text:style-name="Strong_20_Emphasis"><text:span text:style-name="T25">首次向HashMap添加元素时，调用resize()创建并初始化了一个table数组</text:span></text:span><text:span text:style-name="T27">。</text:span></text:p>
      <text:p text:style-name="Standard"/>
      <text:p text:style-name="P18"><text:span text:style-name="T27">如果(e.hash &amp; oldCap) == 0，则 newTab[j] = loHead = e = oldTab[j]，即索引位置没变。反之 (e.hash &amp; oldCap) != 0, newTab[j + oldCap] = hiHead = e = oldTab[j],也就是说，此时把</text:span><text:span text:style-name="Strong_20_Emphasis"><text:span text:style-name="T25">原数组[j]位置上的桶移到了新数组[j+原数组长度]</text:span></text:span><text:span text:style-name="T27">的位置上了。</text:span></text:p>
      <text:p text:style-name="Standard"><text:line-break/></text:p>
      <text:p text:style-name="P24"><text:span text:style-name="T71">移位运算就是—— </text:span><text:span text:style-name="Strong_20_Emphasis"><text:span text:style-name="T70">a % (2^n) </text:span></text:span><text:span text:style-name="Strong_20_Emphasis"><text:span text:style-name="T72">等价于 </text:span></text:span><text:span text:style-name="Strong_20_Emphasis"><text:span text:style-name="T70">a &amp; (2^n - 1)</text:span></text:span><text:span text:style-name="T71">，也即是位运算与取模运算的转化，且位运算比取模运算具有更高的效率，这也是为什么</text:span><text:span text:style-name="T66">HashMap</text:span><text:span text:style-name="T71">中数组长度要求为</text:span><text:span text:style-name="T66">2^n</text:span><text:span text:style-name="T71">的原因。</text:span></text:p>
      <text:p text:style-name="P24"><text:span text:style-name="T27">}</text:span></text:p>
      <text:p text:style-name="P22"/>
      <text:p text:style-name="P25"><text:soft-page-break/>源码中的数据域</text:p>
      <text:p text:style-name="P4"><text:span text:style-name="T34">加载因子（默认</text:span><text:span text:style-name="T35">0.75</text:span><text:span text:style-name="T34">）：为什么需要使用加载因子，为什么需要扩容呢</text:span><text:span text:style-name="T27">？</text:span><text:span text:style-name="T36">因为如果填充比很大，说明利用的空间很多，如果一直不进行扩容的话，链表就会越来越长，这样查找的效率很低，因为链表的长度很大（当然最新版本使用了红黑树后会改进很多），扩容之后，将原来链表数组的每一个链表分成奇偶两个子链表分别挂在新链表数组的散列位置，这样就减少了每个链表的长度，增加查找效率</text:span></text:p>
      <text:p text:style-name="P4"><text:span text:style-name="T57">默认负载因子</text:span><text:span text:style-name="T63">0.75</text:span><text:span text:style-name="T57">是</text:span><text:span text:style-name="Strong_20_Emphasis"><text:span text:style-name="T58">是对空间和时间</text:span></text:span><text:span text:style-name="Strong_20_Emphasis"><text:span text:style-name="T68">(</text:span></text:span><text:span text:style-name="Strong_20_Emphasis"><text:span text:style-name="T58">纵向横向</text:span></text:span><text:span text:style-name="Strong_20_Emphasis"><text:span text:style-name="T68">)</text:span></text:span><text:span text:style-name="Strong_20_Emphasis"><text:span text:style-name="T58">效率的一个平衡选择</text:span></text:span></text:p>
      <text:p text:style-name="P4"><text:span text:style-name="T22">HashMap</text:span><text:span text:style-name="T27">本来是以空间换时间，所以填充比没必要太大。但是填充比太小又会导致空间浪费。如果关注内存，填充比可以稍大，如果主要关注查找性能，填充比可以稍小。</text:span></text:p>
      <text:p text:style-name="P22"/>
      <text:p text:style-name="P2"><text:span text:style-name="T8">get(key)</text:span><text:span text:style-name="T4">方法时获取</text:span><text:span text:style-name="T8">key</text:span><text:span text:style-name="T4">的</text:span><text:span text:style-name="T1">hash</text:span><text:span text:style-name="T4">值，计算</text:span><text:span text:style-name="T1">hash</text:span><text:span text:style-name="T8">&amp;(n-1)</text:span><text:span text:style-name="T4">得到在链表数组中的位置</text:span><text:span text:style-name="T8">first=tab[</text:span><text:span text:style-name="T1">hash</text:span><text:span text:style-name="T8">&amp;(n-1)],</text:span><text:span text:style-name="T4">先判断</text:span><text:span text:style-name="T8">first</text:span><text:span text:style-name="T4">的</text:span><text:span text:style-name="T8">key</text:span><text:span text:style-name="T4">是否与参数</text:span><text:span text:style-name="T8">key</text:span><text:span text:style-name="T4">相等，不等就遍历后面的链表找到相同的</text:span><text:span text:style-name="T8">key</text:span><text:span text:style-name="T4">值返回对应的</text:span><text:span text:style-name="T8">Value</text:span><text:span text:style-name="T4">值即可。</text:span></text:p>
      <text:p text:style-name="P2"><text:span text:style-name="T4"/></text:p>
      <text:p text:style-name="P2"><text:span text:style-name="T5">HashMap</text:span><text:span text:style-name="T3">的构造方法有</text:span><text:span text:style-name="T5">4</text:span><text:span text:style-name="T3">种，主要涉及到的参数有，指定初始容量，指定填充比和用来初始化的</text:span><text:span text:style-name="T6">Map</text:span></text:p>
      <text:p text:style-name="P2"><text:span text:style-name="T6"/></text:p>
      <text:p text:style-name="P9"><text:span text:style-name="T43">null key</text:span><text:span text:style-name="T37">总是放在</text:span><text:span text:style-name="T43">Entry</text:span><text:span text:style-name="T37">数组的第一个元素.</text:span></text:p>
      <text:p text:style-name="P9"><text:span text:style-name="T37"/></text:p>
      <text:p text:style-name="P33"><text:span text:style-name="T45">HashMap</text:span><text:span text:style-name="T41">：</text:span></text:p>
      <text:p text:style-name="P35"><text:span text:style-name="T28">查询和插入速度极快，但是线程不安全，在多线程情况下在扩容的情况下可能会形成闭环链路，耗光</text:span><text:span text:style-name="T24">cpu</text:span><text:span text:style-name="T28">资源。</text:span></text:p>
      <text:p text:style-name="P10"><text:span text:style-name="T43">HashMap</text:span><text:span text:style-name="T37">允许</text:span><text:span text:style-name="T43">null key</text:span><text:span text:style-name="T37">和</text:span><text:span text:style-name="T43">null value</text:span><text:span text:style-name="T37">，而</text:span><text:span text:style-name="T43">hashtable</text:span><text:span text:style-name="T37">不允许。</text:span></text:p>
      <text:p text:style-name="P10"><text:span text:style-name="T37"/></text:p>
      <text:p text:style-name="P10"><text:span text:style-name="T43">Hashtable</text:span><text:span text:style-name="T37">的方法是</text:span><text:span text:style-name="T43">Synchronize</text:span><text:span text:style-name="T37">的，而</text:span><text:span text:style-name="T43">HashMap</text:span><text:span text:style-name="T37">不是，在多个线程访问</text:span><text:span text:style-name="T43">Hashtable</text:span><text:span text:style-name="T37">时，不需要自己为它的方法实现同步，而</text:span><text:span text:style-name="T43">HashMap </text:span><text:span text:style-name="T37">就必须为之提供外同步。</text:span></text:p>
      <text:p text:style-name="P10"><text:span text:style-name="T37"/></text:p>
      <text:p text:style-name="P10"><text:span text:style-name="T43">Hashtable</text:span><text:span text:style-name="T37">继承自</text:span><text:span text:style-name="T43">Dictionary</text:span><text:span text:style-name="T37">类。</text:span></text:p>
      <text:p text:style-name="P10"><text:span text:style-name="T37"/></text:p>
      <text:p text:style-name="P14"><text:soft-page-break/><text:span text:style-name="T44">TreeMap</text:span><text:span text:style-name="T38">和</text:span><text:span text:style-name="T44">TreeSet</text:span><text:span text:style-name="T38">一样数据都是有序的使用二叉树排序。TreeMap基于红黑树（</text:span><text:span text:style-name="T42">可以在</text:span><text:span text:style-name="T37">O(log n)</text:span><text:span text:style-name="T42">时间内做查找，插入和删除</text:span></text:p>
      <text:p text:style-name="P11"><text:span text:style-name="T37">）实现。</text:span></text:p>
      <text:p text:style-name="P11"><text:span text:style-name="T37"/></text:p>
      <text:p text:style-name="P11"><text:span text:style-name="Source_20_Text"><text:span text:style-name="T76">Synchronized Map</text:span></text:span><text:span text:style-name="T61">与</text:span><text:span text:style-name="Source_20_Text"><text:span text:style-name="T76">HashTable</text:span></text:span><text:span text:style-name="T61">差别不大，也是在并发中作类似的操作，两者的唯一区别就是</text:span><text:span text:style-name="Source_20_Text"><text:span text:style-name="T76">Synchronized Map</text:span></text:span><text:span text:style-name="T61">没被遗弃，它可以通过使用</text:span><text:span text:style-name="Source_20_Text"><text:span text:style-name="T76">Collections.synchronizedMap()</text:span></text:span><text:span text:style-name="T61">来包装</text:span><text:span text:style-name="Source_20_Text"><text:span text:style-name="T76">Map</text:span></text:span><text:span text:style-name="T61">作为同步容器使用</text:span></text:p>
      <text:p text:style-name="P11"><text:span text:style-name="T37"/></text:p>
      <text:p text:style-name="P11"/>
      <text:p text:style-name="P10"><text:span text:style-name="T37">&gt;&gt;&gt;为什么线程不安全，为什么会形成闭环链路？</text:span></text:p>
      <text:p text:style-name="P10"><text:span text:style-name="T37">https://www.jianshu.com/p/e2f75c8cce01</text:span></text:p>
      <text:p text:style-name="P13"><text:span text:style-name="T37">1.put的时候多线程造成数据不一致，丢失的等情况</text:span></text:p>
      <text:p text:style-name="P15"><text:span text:style-name="T39">2.resize的时候，在从老表迁移到新的hash表时出现闭环链路。</text:span></text:p>
      <text:p text:style-name="P15"><text:span text:style-name="T37">如果在取链表的时候从头开始取（现在是从尾部开始取）的话，则可以保证节点之间的顺序，那样就不存在这样的问题了。</text:span></text:p>
      <text:p text:style-name="P15"><text:span text:style-name="Strong_20_Emphasis"><text:span text:style-name="T40">高并发下建议：</text:span></text:span><text:span text:style-name="Strong_20_Emphasis"><text:span text:style-name="T30">使用并发包下的</text:span></text:span><text:span text:style-name="Strong_20_Emphasis"><text:span text:style-name="T33">java.util.concurrent.ConcurrentHashMap</text:span></text:span><text:span text:style-name="Strong_20_Emphasis"><text:span text:style-name="T30">，</text:span></text:span><text:span text:style-name="Strong_20_Emphasis"><text:span text:style-name="T33">ConcurrentHashMap</text:span></text:span><text:span text:style-name="Strong_20_Emphasis"><text:span text:style-name="T30">实现了更高级的线程安全；</text:span></text:span><text:span text:style-name="Strong_20_Emphasis"><text:span text:style-name="T33"><text:line-break/></text:span></text:span><text:span text:style-name="Strong_20_Emphasis"><text:span text:style-name="T30">或者使用</text:span></text:span><text:span text:style-name="Strong_20_Emphasis"><text:span text:style-name="T33">synchronizedMap() </text:span></text:span><text:span text:style-name="Strong_20_Emphasis"><text:span text:style-name="T30">同步方法包装 </text:span></text:span><text:span text:style-name="Strong_20_Emphasis"><text:span text:style-name="T33">HashMap object</text:span></text:span><text:span text:style-name="Strong_20_Emphasis"><text:span text:style-name="T30">，得到线程安全的</text:span></text:span><text:span text:style-name="Strong_20_Emphasis"><text:span text:style-name="T33">Map</text:span></text:span><text:span text:style-name="Strong_20_Emphasis"><text:span text:style-name="T30">，并在此</text:span></text:span><text:span text:style-name="Strong_20_Emphasis"><text:span text:style-name="T33">Map</text:span></text:span><text:span text:style-name="Strong_20_Emphasis"><text:span text:style-name="T30">上进行操作。</text:span></text:span></text:p>
      <text:p text:style-name="P15"><text:span text:style-name="T37"/></text:p>
      <text:p text:style-name="P10"><text:span text:style-name="T37">LinkedHashMap属于HashMap的子类，与HashMap的区别在于LinkedHashMap保存了记录插入的顺序。TreeMap实现了SortedMap接口，TreeMap有能力对插入的记录根据key排序，默认按照升序排序，也可以自定义比较强，在使用TreeMap的时候，key应当实现Comparable。</text:span></text:p>
      <text:p text:style-name="Standard"><text:line-break/><text:span text:style-name="T17">java8</text:span><text:span text:style-name="T18">的</text:span><text:span text:style-name="T17">HashMap</text:span><text:span text:style-name="T18">在</text:span><text:span text:style-name="T17">java7</text:span><text:span text:style-name="T18">的基础上增加了红黑树这种数据结构，使得在桶里面查找数据的复杂度从</text:span><text:span text:style-name="T17">O(n)</text:span><text:span text:style-name="T18">降到</text:span><text:span text:style-name="T17">O(logn)</text:span><text:span text:style-name="T18">，当然还有一些其他的优化，比如</text:span><text:span text:style-name="T17">resize</text:span><text:span text:style-name="T18">的优化等。</text:span></text:p>
      <text:p text:style-name="P10"/>
      <text:p text:style-name="P10"><text:span text:style-name="T37"/></text:p>
      <text:p text:style-name="P10"><text:span text:style-name="T37"/></text:p>
      <text:p text:style-name="P34"><text:span text:style-name="T45">LinkedHashMap</text:span><text:span text:style-name="T41">：</text:span></text:p>
      <text:p text:style-name="P35"><text:soft-page-break/><text:span text:style-name="T28">基本和</text:span><text:span text:style-name="T24">HashMap</text:span><text:span text:style-name="T28">实现类似，多了一个链表来维护元素插入的顺序，因此维护的效率会比</text:span><text:span text:style-name="T24">HashMap</text:span><text:span text:style-name="T28">略低。但是因为有链表的存在，遍历效率会高于</text:span><text:span text:style-name="T24">HashMap</text:span><text:span text:style-name="T28">。</text:span></text:p>
      <text:p text:style-name="P34"><text:span text:style-name="T45">ConcurrentHashMap</text:span><text:span text:style-name="T41">：</text:span></text:p>
      <text:p text:style-name="P35"><text:span text:style-name="T28">线程安全，而且采用分段锁的方式进行数据同步，因此相对于</text:span><text:span text:style-name="T24">Hashtable</text:span><text:span text:style-name="T28">来说，效率要高。但是因为引入了段的概念，所以每次元素插入或者获取，需要进行两次哈希算法，第一次确定到该元素位于哪一段，第二次才能真正确定到元素位置。因此效率会低于</text:span><text:span text:style-name="T24">HashMap</text:span><text:span text:style-name="T28">。不过在多线程情况下，这种性能的牺牲换取数据安全是非常值得的。因此在多线程的情况下应该首选</text:span><text:span text:style-name="T24">ConcurrentHashMap</text:span><text:span text:style-name="T28">。</text:span></text:p>
      <text:p text:style-name="P10"><text:span text:style-name="T43">ConcurrentMap</text:span><text:span text:style-name="T37">：不可以有</text:span><text:span text:style-name="T43">null</text:span><text:span text:style-name="T37">键，线程安全，原子操作。</text:span></text:p>
      <text:p text:style-name="P12"><text:span text:style-name="T43">ConcurrentMap</text:span><text:span text:style-name="T37">继承了</text:span><text:span text:style-name="T43">ReentrantLock </text:span><text:span text:style-name="T37">类，所以本身是一个锁。当多线程对</text:span><text:span text:style-name="T43">ConcurrentHashMap </text:span><text:span text:style-name="T37">操作时，不是完全锁住</text:span><text:span text:style-name="T43">map</text:span><text:span text:style-name="T37">， 而是锁住相应的</text:span><text:span text:style-name="T43">segment </text:span><text:span text:style-name="T37">。这样提高了并发效率。缺点：当遍历</text:span><text:span text:style-name="T43">ConcurrentMap</text:span><text:span text:style-name="T37">中的元素时，需要获取所有的</text:span><text:span text:style-name="T43">segment </text:span><text:span text:style-name="T37">的锁，使用遍历时慢。锁的增多，占用了系统的资源。使得对整个集合进行操作的一些方法（例如 </text:span><text:span text:style-name="T43">size() </text:span><text:span text:style-name="T37">或 </text:span><text:span text:style-name="T43">isEmpty() </text:span><text:span text:style-name="T37">）的实现更加困难，因为这些方法要求一次获得许多的锁，并且还存在返回不正确的结果的风险。</text:span></text:p>
      <text:p text:style-name="P12"><text:span text:style-name="T37"/></text:p>
      <text:p text:style-name="P12"><text:span text:style-name="Source_20_Text"><text:span text:style-name="T76">ConcurrentHashMap</text:span></text:span><text:span text:style-name="T61">的设计有点特别，表现在多个线程操作上。它不用做外的同步的情况下默认同时允许</text:span><text:span text:style-name="T67">16</text:span><text:span text:style-name="T61">个线程读和写这个</text:span><text:span text:style-name="T67">Map</text:span><text:span text:style-name="T61">容器。因为其内部的实现剥夺了锁，使它有很好的扩展性</text:span><text:span text:style-name="T37">。</text:span></text:p>
      <text:p text:style-name="P12"><text:span text:style-name="T37"/></text:p>
      <text:p text:style-name="P16"><text:span text:style-name="T46">为什么 ConcurrentHashMap在多线程下效率更高？</text:span></text:p>
      <text:p text:style-name="P16"><text:span text:style-name="T46">HashTable使用一把锁处理并发问题，当有多个线程访问时，需要多个线程竞争一把锁，导致阻塞。</text:span></text:p>
      <text:p text:style-name="P16"><text:span text:style-name="T46">ConcurrentHashMap则使用分段，相当于把一个HashMap分成多个，然后每个部分分配一把锁，这样就可以支持多线程访问。</text:span></text:p>
      <text:p text:style-name="P16"><text:span text:style-name="T46"/></text:p>
      <text:p text:style-name="P16"><text:span text:style-name="T21">在并发编程中，证明一个类是线程安全的很难，所以我们经常试着去证明类是线程不安全，证明的方法一般有如下几种</text:span><text:span text:style-name="T23">: </text:span><text:span text:style-name="T46"><text:line-break/></text:span><text:span text:style-name="T23">1. </text:span><text:span text:style-name="T21">对象不能安全发布，构造过程逃逸； </text:span><text:span text:style-name="T46"><text:line-break/></text:span><text:span text:style-name="T23">2. </text:span><text:span text:style-name="T21">内存的可见性，内容不能及时发布； </text:span><text:span text:style-name="T46"><text:line-break/></text:span><text:span text:style-name="T23">3. </text:span><text:span text:style-name="T21">操作不是原子的； </text:span><text:span text:style-name="T46"><text:line-break/></text:span><text:span text:style-name="T23">4. </text:span><text:span text:style-name="T21">读写不能同步； </text:span><text:span text:style-name="T46"><text:line-break/></text:span><text:span text:style-name="T23">5. </text:span><text:span text:style-name="T21">存在死锁的可能性；</text:span></text:p>
      <text:p text:style-name="P16"><text:a xlink:type="simple" xlink:href="https://blog.csdn.net/yiifaa/article/details/77072622" text:style-name="Internet_20_link" text:visited-style-name="Visited_20_Internet_20_Link"><text:span text:style-name="T46">https://blog.csdn.net/yiifaa/article/details/77072622</text:span></text:a></text:p>
      <text:p text:style-name="P16"><text:span text:style-name="T46"/></text:p>
      <text:p text:style-name="P16"><text:span text:style-name="T4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Verdana, Arial, sans-serif"/>
    <style:font-face style:name="Lantinghei SC" svg:font-family="'Lantinghei SC', 'Open Sans', Arial, 'Hiragino Sans GB', 'Microsoft YaHei', STHeiti, 'WenQuanYi Micro Hei', SimSun, sans-serif"/>
    <style:font-face style:name="Menlo" svg:font-family="Menlo, Monaco, Consolas, 'Courier New', monospace"/>
    <style:font-face style:name="Microsoft YaHei" svg:font-family="'Microsoft YaHei', 'SF Pro Display', Roboto, Noto, Arial, 'PingFang SC', sans-serif"/>
    <style:font-face style:name="PingFang SC" svg:font-family="'PingFang SC', 'Hiragino Sans GB', 'Microsoft YaHei', 'WenQuanYi Micro Hei', 'Helvetica Neue', Arial, sans-serif"/>
    <style:font-face style:name="Ubuntu" svg:font-family="Ubuntu, sans-serif"/>
    <style:font-face style:name="apple-system" svg:font-family="apple-system, 'SF UI Text', Arial, 'PingFang SC', 'Hiragino Sans GB', 'Microsoft YaHei', 'WenQuanYi Micro Hei',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ry_KacstQurn" svg:font-family="mry_KacstQurn"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Noto Sans CJK SC Regular" style:font-family-complex="'Noto Sans CJK SC Regular'"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4T16:00:34.276420074</meta:creation-date>
    <dc:date>2019-07-25T16:26:12.629518880</dc:date>
    <meta:editing-duration>PT23H28M20S</meta:editing-duration>
    <meta:editing-cycles>27</meta:editing-cycles>
    <meta:generator>LibreOffice/6.0.7.3$Linux_X86_64 LibreOffice_project/00m0$Build-3</meta:generator>
    <meta:document-statistic meta:table-count="0" meta:image-count="0" meta:object-count="0" meta:page-count="6" meta:paragraph-count="82" meta:word-count="3122" meta:character-count="5239" meta:non-whitespace-character-count="4911"/>
  </office:meta>
</office:document-meta>
</file>